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F9000002ECE7BAF3D6.png" manifest:media-type="image/png"/>
  <manifest:file-entry manifest:full-path="Pictures/1000020100000220000001A67730A89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color="#83caff" draw:textarea-horizontal-align="justify" draw:textarea-vertical-align="middle" draw:auto-grow-height="false" fo:min-height="0.746cm" fo:min-width="2.417cm"/>
    </style:style>
    <style:style style:name="gr2" style:family="graphic" style:parent-style-name="standard">
      <style:graphic-properties draw:stroke="dash" draw:stroke-dash="Fine_20_Dashed" svg:stroke-width="0.102cm" svg:stroke-color="#333333" draw:marker-start-width="0.522cm" draw:marker-end-width="0.522cm" draw:fill="none" draw:textarea-horizontal-align="justify" draw:textarea-vertical-align="middle" draw:auto-grow-height="false" fo:min-height="4.576cm" fo:min-width="6.358cm" fo:padding-top="0.176cm" fo:padding-bottom="0.176cm" fo:padding-left="0.301cm" fo:padding-right="0.301cm"/>
    </style:style>
    <style:style style:name="gr3" style:family="graphic" style:parent-style-name="standard">
      <style:graphic-properties draw:stroke="none" svg:stroke-color="#000000" draw:fill="none" draw:fill-color="#ffffff" draw:textarea-horizontal-align="left" draw:auto-grow-height="true" draw:auto-grow-width="true" fo:min-height="0.556cm" fo:min-width="6.458cm"/>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6.018cm"/>
    </style:style>
    <style:style style:name="gr5" style:family="graphic" style:parent-style-name="standard">
      <style:graphic-properties svg:stroke-width="0.152cm" svg:stroke-color="#83caff" draw:marker-start-width="0.66cm" draw:marker-end-width="0.66cm" draw:fill="none" draw:textarea-horizontal-align="justify" draw:textarea-vertical-align="middle" draw:auto-grow-height="false" fo:min-height="1.563cm" fo:min-width="2.986cm" fo:padding-top="0.201cm" fo:padding-bottom="0.201cm" fo:padding-left="0.326cm" fo:padding-right="0.326cm" fo:wrap-option="no-wrap"/>
    </style:style>
    <style:style style:name="gr6" style:family="graphic" style:parent-style-name="standard">
      <style:graphic-properties draw:stroke="dash" draw:stroke-dash="Fine_20_Dashed" svg:stroke-width="0.102cm" svg:stroke-color="#333333" draw:marker-start-width="0.522cm" draw:marker-end-width="0.522cm" draw:fill="none" draw:textarea-horizontal-align="justify" draw:textarea-vertical-align="middle" draw:auto-grow-height="false" fo:min-height="10.418cm" fo:min-width="6.104cm" fo:padding-top="0.176cm" fo:padding-bottom="0.176cm" fo:padding-left="0.301cm" fo:padding-right="0.301cm"/>
    </style:style>
    <style:style style:name="gr7" style:family="graphic" style:parent-style-name="objectwithoutfill">
      <style:graphic-properties draw:marker-start="Arrow" draw:marker-start-width="0.3cm" draw:marker-end="Arrow" draw:marker-end-width="0.3cm" draw:fill="none" draw:textarea-vertical-align="middle"/>
    </style:style>
    <style:style style:name="gr8" style:family="graphic" style:parent-style-name="standard">
      <style:graphic-properties svg:stroke-color="#000000" draw:marker-start="Arrow" draw:marker-start-width="0.3cm" draw:marker-end="Arrow" draw:marker-end-width="0.3cm"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556cm" fo:min-width="2.263cm"/>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1.987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1.111cm" fo:min-width="3.088cm"/>
    </style:style>
    <style:style style:name="gr13" style:family="graphic" style:parent-style-name="standard">
      <style:graphic-properties draw:stroke="none" svg:stroke-color="#000000" draw:fill="none" draw:fill-color="#ffffff" draw:textarea-horizontal-align="left" draw:auto-grow-height="true" draw:auto-grow-width="true" fo:min-height="0.399cm" fo:min-width="1.149cm"/>
    </style:style>
    <style:style style:name="gr14" style:family="graphic" style:parent-style-name="standard">
      <style:graphic-properties draw:stroke="dash" draw:stroke-dash="Fine_20_Dashed" svg:stroke-width="0.102cm" svg:stroke-color="#333333" draw:marker-start-width="0.522cm" draw:marker-end-width="0.522cm" draw:fill="none" draw:textarea-horizontal-align="justify" draw:textarea-vertical-align="middle" draw:auto-grow-height="false" fo:min-height="16.26cm" fo:min-width="6.104cm" fo:padding-top="0.176cm" fo:padding-bottom="0.176cm" fo:padding-left="0.301cm" fo:padding-right="0.301cm"/>
    </style:style>
    <style:style style:name="gr15" style:family="graphic" style:parent-style-name="standard">
      <style:graphic-properties draw:stroke="none" svg:stroke-color="#000000" draw:fill="none" draw:fill-color="#ffffff" draw:textarea-horizontal-align="left" draw:auto-grow-height="true" draw:auto-grow-width="true" fo:min-height="0.556cm" fo:min-width="2.538cm"/>
    </style:style>
    <style:style style:name="gr16" style:family="graphic" style:parent-style-name="standard">
      <style:graphic-properties draw:stroke="none" svg:stroke-color="#000000" draw:fill="none" draw:fill-color="#ffffff" draw:textarea-horizontal-align="left" draw:auto-grow-height="true" draw:auto-grow-width="true" fo:min-height="0.399cm" fo:min-width="1.505cm"/>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true" fo:min-height="0.797cm" fo:min-width="1.564cm"/>
    </style:style>
    <style:style style:name="gr19" style:family="graphic" style:parent-style-name="standard">
      <style:graphic-properties draw:stroke="none" svg:stroke-color="#000000" draw:fill="none" draw:fill-color="#ffffff" draw:textarea-horizontal-align="left" draw:auto-grow-height="true" draw:auto-grow-width="true" fo:min-height="0.556cm" fo:min-width="2.703cm"/>
    </style:style>
    <style:style style:name="gr20" style:family="graphic" style:parent-style-name="standard">
      <style:graphic-properties svg:stroke-width="0.152cm" svg:stroke-color="#c5000b" draw:marker-start-width="0.66cm" draw:marker-end-width="0.66cm" draw:fill="none" draw:textarea-horizontal-align="justify" draw:textarea-vertical-align="middle" draw:auto-grow-height="false" fo:min-height="0.904cm" fo:min-width="1.409cm" fo:padding-top="0.201cm" fo:padding-bottom="0.201cm" fo:padding-left="0.326cm" fo:padding-right="0.326cm" fo:wrap-option="no-wrap"/>
    </style:style>
    <style:style style:name="gr21" style:family="graphic" style:parent-style-name="standard">
      <style:graphic-properties svg:stroke-width="0.152cm" svg:stroke-color="#c5000b" draw:marker-start-width="0.66cm" draw:marker-end-width="0.66cm" draw:fill="none" draw:textarea-horizontal-align="justify" draw:textarea-vertical-align="middle" draw:auto-grow-height="false" fo:min-height="0.752cm" fo:min-width="1.257cm" fo:padding-top="0.201cm" fo:padding-bottom="0.201cm" fo:padding-left="0.326cm" fo:padding-right="0.326cm" fo:wrap-option="no-wrap"/>
    </style:style>
    <style:style style:name="gr22" style:family="graphic" style:parent-style-name="standard">
      <style:graphic-properties svg:stroke-width="0.152cm" svg:stroke-color="#579d1c" draw:marker-start-width="0.66cm" draw:marker-end-width="0.66cm" draw:fill="none" draw:textarea-horizontal-align="justify" draw:textarea-vertical-align="middle" draw:auto-grow-height="false" fo:min-height="0.752cm" fo:min-width="1.257cm" fo:padding-top="0.201cm" fo:padding-bottom="0.201cm" fo:padding-left="0.326cm" fo:padding-right="0.326cm" fo:wrap-option="no-wrap"/>
    </style:style>
    <style:style style:name="gr23" style:family="graphic" style:parent-style-name="objectwithoutfill">
      <style:graphic-properties draw:stroke="dash" draw:stroke-dash="Fine_20_Dashed" svg:stroke-width="0.102cm" svg:stroke-color="#333333" draw:marker-start-width="0.509cm" draw:marker-end-width="0.509cm" draw:fill="none" draw:textarea-vertical-align="middle" fo:padding-top="0.176cm" fo:padding-bottom="0.176cm" fo:padding-left="0.301cm" fo:padding-right="0.301cm"/>
    </style:style>
    <style:style style:name="P1" style:family="paragraph">
      <style:paragraph-properties fo:text-align="center"/>
    </style:style>
    <style:style style:name="P2" style:family="paragraph">
      <loext:graphic-properties draw:fill-color="#83caff"/>
      <style:paragraph-properties fo:text-align="center"/>
      <style:text-properties fo:font-size="15pt" style:font-size-asian="15pt" style:font-size-complex="15pt"/>
    </style:style>
    <style:style style:name="P3" style:family="paragraph">
      <loext:graphic-properties draw:fill="none"/>
      <style:paragraph-properties fo:text-align="center"/>
    </style:style>
    <style:style style:name="P4" style:family="paragraph">
      <loext:graphic-properties draw:fill="none" draw:fill-color="#ffffff"/>
      <style:text-properties fo:font-size="14pt" style:font-size-asian="14pt" style:font-size-complex="14pt"/>
    </style:style>
    <style:style style:name="P5" style:family="paragraph">
      <loext:graphic-properties draw:fill="none"/>
      <style:paragraph-properties fo:text-align="center"/>
      <style:text-properties fo:font-size="15pt" style:font-size-asian="15pt" style:font-size-complex="15pt"/>
    </style:style>
    <style:style style:name="P6" style:family="paragraph">
      <loext:graphic-properties draw:fill="none" draw:fill-color="#ffffff"/>
      <style:text-properties fo:font-size="10pt" style:font-size-asian="10pt" style:font-size-complex="10pt"/>
    </style:style>
    <style:style style:name="T1" style:family="text">
      <style:text-properties fo:font-size="15pt" style:font-size-asian="15pt" style:font-size-complex="15pt"/>
    </style:style>
    <style:style style:name="T2" style:family="text">
      <style:text-properties fo:font-size="14pt" style:font-size-asian="14pt" style:font-size-complex="14pt"/>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5.207cm" svg:height="1.778cm" svg:x="10.744cm" svg:y="8.177cm">
          <text:p text:style-name="P1"><text:span text:style-name="T1">Data Stream</text:span></text:p>
          <text:p text:style-name="P1"><text:span text:style-name="T1">Orchestrator</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 draw:text-style-name="P2" xml:id="id5" draw:id="id5" draw:layer="layout" svg:width="5.207cm" svg:height="1.778cm" svg:x="10.644cm" svg:y="10.778cm">
          <text:p text:style-name="P1"><text:span text:style-name="T1">Service</text:span></text:p>
          <text:p text:style-name="P1"><text:span text:style-name="T1">Orchestrator</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 draw:text-style-name="P3" xml:id="id2" draw:id="id2" draw:layer="layout" svg:width="6.858cm" svg:height="4.826cm" svg:x="19.229cm" svg:y="6.324cm">
          <text:p/>
          <draw:enhanced-geometry svg:viewBox="0 0 21600 21600" draw:type="rectangle" draw:enhanced-path="M 0 0 L 21600 0 21600 21600 0 21600 0 0 Z N"/>
        </draw:custom-shape>
        <draw:custom-shape draw:style-name="gr2" draw:text-style-name="P3" xml:id="id3" draw:id="id3" draw:layer="layout" svg:width="6.858cm" svg:height="4.826cm" svg:x="19.229cm" svg:y="12.224cm">
          <text:p/>
          <draw:enhanced-geometry svg:viewBox="0 0 21600 21600" draw:type="rectangle" draw:enhanced-path="M 0 0 L 21600 0 21600 21600 0 21600 0 0 Z N"/>
        </draw:custom-shape>
        <draw:frame draw:style-name="gr3" draw:text-style-name="P4" draw:layer="layout" svg:width="6.958cm" svg:height="0.806cm" svg:x="19.137cm" svg:y="11.051cm">
          <draw:text-box>
            <text:p><text:span text:style-name="T2">Unreliable Open Data Clouds</text:span></text:p>
          </draw:text-box>
        </draw:frame>
        <draw:frame draw:style-name="gr4" draw:text-style-name="P4" draw:layer="layout" svg:width="6.518cm" svg:height="0.806cm" svg:x="19.137cm" svg:y="16.951cm">
          <draw:text-box>
            <text:p><text:span text:style-name="T2">Reliable Open Data Clouds</text:span></text:p>
          </draw:text-box>
        </draw:frame>
        <draw:custom-shape draw:style-name="gr5" draw:text-style-name="P5" xml:id="id4" draw:id="id4" draw:layer="layout" svg:width="5.334cm" svg:height="2.794cm" svg:x="10.666cm" svg:y="2.878cm">
          <text:p text:style-name="P1"><text:span text:style-name="T1">Our Data</text:span></text:p>
          <text:p text:style-name="P1"><text:span text:style-name="T1">Clou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3" draw:layer="layout" svg:width="6.604cm" svg:height="10.668cm" svg:x="10.031cm" svg:y="2.375cm">
          <text:p/>
          <draw:enhanced-geometry svg:viewBox="0 0 21600 21600" draw:type="rectangle" draw:enhanced-path="M 0 0 L 21600 0 21600 21600 0 21600 0 0 Z N"/>
        </draw:custom-shape>
        <draw:connector draw:style-name="gr7" draw:text-style-name="P3" draw:layer="layout" svg:x1="15.301cm" svg:y1="9.066cm" svg:x2="19.229cm" svg:y2="8.737cm" draw:start-shape="id1" draw:start-glue-point="4" draw:end-shape="id2" draw:end-glue-point="3" svg:d="M15301 9066h2264v-329h1664" svg:viewBox="0 0 3929 330">
          <text:p/>
        </draw:connector>
        <draw:connector draw:style-name="gr7" draw:text-style-name="P3" draw:layer="layout" svg:x1="15.301cm" svg:y1="9.066cm" svg:x2="19.229cm" svg:y2="14.637cm" draw:start-shape="id1" draw:start-glue-point="4" draw:end-shape="id3" draw:end-glue-point="3" svg:d="M15301 9066h2264v5571h1664" svg:viewBox="0 0 3929 5572">
          <text:p/>
        </draw:connector>
        <draw:line draw:style-name="gr8" draw:text-style-name="P1" draw:layer="layout" svg:x1="13.314cm" svg:y1="5.804cm" svg:x2="13.314cm" svg:y2="8.217cm">
          <text:p/>
        </draw:line>
        <draw:custom-shape draw:style-name="gr2" draw:text-style-name="P3" draw:layer="layout" svg:width="6.858cm" svg:height="4.826cm" svg:x="19.229cm" svg:y="0.324cm">
          <text:p/>
          <draw:enhanced-geometry svg:viewBox="0 0 21600 21600" draw:type="rectangle" draw:enhanced-path="M 0 0 L 21600 0 21600 21600 0 21600 0 0 Z N"/>
        </draw:custom-shape>
        <draw:frame draw:style-name="gr9" draw:text-style-name="P4" draw:layer="layout" svg:width="2.763cm" svg:height="0.806cm" svg:x="19.287cm" svg:y="5.125cm">
          <draw:text-box>
            <text:p><text:span text:style-name="T2">Producers</text:span></text:p>
          </draw:text-box>
        </draw:frame>
        <draw:frame draw:style-name="gr10" draw:text-style-name="P4" draw:layer="layout" svg:width="2.487cm" svg:height="0.806cm" svg:x="19.764cm" svg:y="1.061cm">
          <draw:text-box>
            <text:p><text:span text:style-name="T2">Sensor 1</text:span></text:p>
          </draw:text-box>
        </draw:frame>
        <draw:frame draw:style-name="gr10" draw:text-style-name="P4" draw:layer="layout" svg:width="2.487cm" svg:height="0.806cm" svg:x="23.193cm" svg:y="1.061cm">
          <draw:text-box>
            <text:p><text:span text:style-name="T2">Sensor 2</text:span></text:p>
          </draw:text-box>
        </draw:frame>
        <draw:connector draw:style-name="gr11" draw:text-style-name="P3" draw:layer="layout" draw:line-skew="0.415cm" svg:x1="25.733cm" svg:y1="3.389cm" svg:x2="26.087cm" svg:y2="8.737cm" draw:end-shape="id2" draw:end-glue-point="1" svg:d="M25733 3389h1320v5348h-966" svg:viewBox="0 0 1321 5349">
          <text:p/>
        </draw:connector>
        <draw:connector draw:style-name="gr11" draw:text-style-name="P3" draw:layer="layout" svg:x1="19.51cm" svg:y1="3.204cm" svg:x2="16cm" svg:y2="4.275cm" draw:end-shape="id4" draw:end-glue-point="1" svg:d="M19510 3204h-1466v1071h-2044" svg:viewBox="0 0 3511 1072">
          <text:p/>
        </draw:connector>
        <draw:frame draw:style-name="gr12" draw:text-style-name="P4" draw:layer="layout" svg:width="3.588cm" svg:height="1.361cm" svg:x="9.039cm" svg:y="13.043cm">
          <draw:text-box>
            <text:p><text:span text:style-name="T2">Our Proposed</text:span></text:p>
            <text:p><text:span text:style-name="T2">Architecture</text:span></text:p>
          </draw:text-box>
        </draw:frame>
        <draw:frame draw:style-name="gr13" draw:text-style-name="P6" draw:layer="layout" svg:width="1.649cm" svg:height="0.649cm" draw:transform="rotate (-1.56102248298373) translate (27.622cm 3.768cm)">
          <draw:text-box>
            <text:p><text:span text:style-name="T3">Publish</text:span></text:p>
          </draw:text-box>
        </draw:frame>
        <draw:frame draw:style-name="gr13" draw:text-style-name="P6" draw:layer="layout" svg:width="1.649cm" svg:height="0.649cm" svg:x="17.605cm" svg:y="2.615cm">
          <draw:text-box>
            <text:p><text:span text:style-name="T3">Publish</text:span></text:p>
          </draw:text-box>
        </draw:frame>
        <draw:custom-shape draw:style-name="gr14" draw:text-style-name="P3" draw:layer="layout" svg:width="6.604cm" svg:height="16.51cm" svg:x="0.587cm" svg:y="0.343cm">
          <text:p/>
          <draw:enhanced-geometry svg:viewBox="0 0 21600 21600" draw:type="rectangle" draw:enhanced-path="M 0 0 L 21600 0 21600 21600 0 21600 0 0 Z N"/>
        </draw:custom-shape>
        <draw:frame draw:style-name="gr15" draw:text-style-name="P4" draw:layer="layout" svg:width="3.038cm" svg:height="0.806cm" svg:x="0.608cm" svg:y="16.843cm">
          <draw:text-box>
            <text:p><text:span text:style-name="T2">Consumers</text:span></text:p>
          </draw:text-box>
        </draw:frame>
        <draw:connector draw:style-name="gr11" draw:text-style-name="P3" draw:layer="layout" svg:x1="13.248cm" svg:y1="12.556cm" svg:x2="5.839cm" svg:y2="14.815cm" draw:start-shape="id5" draw:start-glue-point="5" draw:end-shape="id6" draw:end-glue-point="1" svg:d="M13248 12556v2259h-7409" svg:viewBox="0 0 7410 2260">
          <text:p/>
        </draw:connector>
        <draw:frame draw:style-name="gr16" draw:text-style-name="P6" draw:layer="layout" svg:width="2.005cm" svg:height="0.649cm" svg:x="7.363cm" svg:y="14.794cm">
          <draw:text-box>
            <text:p><text:span text:style-name="T3">Consume</text:span></text:p>
          </draw:text-box>
        </draw:frame>
        <draw:frame draw:style-name="gr17" draw:text-style-name="P3" xml:id="id7" draw:id="id7" draw:layer="layout" svg:width="2.942cm" svg:height="2.282cm" svg:x="2.497cm" svg:y="0.828cm">
          <draw:image xlink:href="Pictures/1000020100000220000001A67730A894.png" xlink:type="simple" xlink:show="embed" xlink:actuate="onLoad">
            <text:p/>
          </draw:image>
        </draw:frame>
        <draw:connector draw:style-name="gr11" draw:text-style-name="P3" draw:layer="layout" draw:line-skew="-0.389cm" svg:x1="2.497cm" svg:y1="1.969cm" svg:x2="2.156cm" svg:y2="5.671cm" draw:start-shape="id7" draw:start-glue-point="3" draw:end-shape="id8" draw:end-glue-point="3" svg:d="M2497 1969h-1230v3702h889" svg:viewBox="0 0 1231 3703">
          <text:p/>
        </draw:connector>
        <draw:connector draw:style-name="gr11" draw:text-style-name="P3" draw:layer="layout" draw:line-skew="-0.47cm" svg:x1="11.395cm" svg:y1="9.066cm" svg:x2="5.939cm" svg:y2="5.671cm" draw:start-shape="id1" draw:start-glue-point="6" draw:end-shape="id8" draw:end-glue-point="1" svg:d="M11395 9066h-3524v-3395h-1932" svg:viewBox="0 0 5457 3396">
          <text:p/>
        </draw:connector>
        <draw:connector draw:style-name="gr11" draw:text-style-name="P3" draw:layer="layout" draw:line-skew="-0.42cm" svg:x1="11.395cm" svg:y1="9.066cm" svg:x2="5.84cm" svg:y2="9.871cm" draw:start-shape="id1" draw:start-glue-point="6" draw:end-shape="id9" draw:end-glue-point="1" svg:d="M11395 9066h-3524v805h-2031" svg:viewBox="0 0 5556 806">
          <text:p/>
        </draw:connector>
        <draw:connector draw:style-name="gr11" draw:text-style-name="P3" draw:layer="layout" draw:line-skew="0.392cm" svg:x1="3.948cm" svg:y1="11.262cm" svg:x2="11.295cm" svg:y2="11.667cm" draw:start-shape="id9" draw:start-glue-point="2" draw:end-shape="id5" draw:end-glue-point="6" svg:d="M3948 11262v892h4293v-487h3054" svg:viewBox="0 0 7348 893">
          <text:p/>
        </draw:connector>
        <draw:frame draw:style-name="gr13" draw:text-style-name="P6" draw:layer="layout" svg:width="1.649cm" svg:height="0.649cm" svg:x="7.992cm" svg:y="11.124cm">
          <draw:text-box>
            <text:p><text:span text:style-name="T3">Publish</text:span></text:p>
          </draw:text-box>
        </draw:frame>
        <draw:frame draw:style-name="gr16" draw:text-style-name="P6" draw:layer="layout" svg:width="2.005cm" svg:height="0.649cm" svg:x="7.952cm" svg:y="8.457cm">
          <draw:text-box>
            <text:p><text:span text:style-name="T3">Consume</text:span></text:p>
          </draw:text-box>
        </draw:frame>
        <draw:frame draw:style-name="gr18" draw:text-style-name="P6" draw:layer="layout" svg:width="2.064cm" svg:height="1.047cm" svg:x="16.888cm" svg:y="7.709cm">
          <draw:text-box>
            <text:p><text:span text:style-name="T3">Data </text:span></text:p>
            <text:p><text:span text:style-name="T3">Exchange</text:span></text:p>
          </draw:text-box>
        </draw:frame>
        <draw:frame draw:style-name="gr10" draw:text-style-name="P4" draw:layer="layout" svg:width="2.487cm" svg:height="0.806cm" svg:x="2.772cm" svg:y="0.324cm">
          <draw:text-box>
            <text:p><text:span text:style-name="T2">Sensor 3</text:span></text:p>
          </draw:text-box>
        </draw:frame>
        <draw:frame draw:style-name="gr19" draw:text-style-name="P4" draw:layer="layout" svg:width="3.203cm" svg:height="0.806cm" svg:x="2.791cm" svg:y="3.518cm">
          <draw:text-box>
            <text:p><text:span text:style-name="T2">Consumer 1</text:span></text:p>
          </draw:text-box>
        </draw:frame>
        <draw:frame draw:style-name="gr19" draw:text-style-name="P4" draw:layer="layout" svg:width="3.203cm" svg:height="0.806cm" svg:x="2.537cm" svg:y="7.665cm">
          <draw:text-box>
            <text:p><text:span text:style-name="T2">Consumer 2</text:span></text:p>
          </draw:text-box>
        </draw:frame>
        <draw:frame draw:style-name="gr19" draw:text-style-name="P4" draw:layer="layout" svg:width="3.203cm" svg:height="0.806cm" svg:x="2.537cm" svg:y="12.665cm">
          <draw:text-box>
            <text:p><text:span text:style-name="T2">Consumer 3</text:span></text:p>
          </draw:text-box>
        </draw:frame>
        <draw:frame draw:style-name="gr17" draw:text-style-name="P3" xml:id="id8" draw:id="id8" draw:layer="layout" svg:width="3.783cm" svg:height="2.782cm" svg:x="2.156cm" svg:y="4.28cm">
          <draw:image xlink:href="Pictures/10000201000003F9000002ECE7BAF3D6.png" xlink:type="simple" xlink:show="embed" xlink:actuate="onLoad">
            <text:p/>
          </draw:image>
        </draw:frame>
        <draw:frame draw:style-name="gr18" draw:text-style-name="P6" draw:layer="layout" svg:width="2.064cm" svg:height="1.047cm" svg:x="13.3cm" svg:y="6.439cm">
          <draw:text-box>
            <text:p><text:span text:style-name="T3">Data </text:span></text:p>
            <text:p><text:span text:style-name="T3">Exchange</text:span></text:p>
          </draw:text-box>
        </draw:frame>
        <draw:frame draw:style-name="gr16" draw:text-style-name="P6" draw:layer="layout" svg:width="2.005cm" svg:height="0.649cm" draw:transform="rotate (1.55945168665693) translate (0.632cm 4.507cm)">
          <draw:text-box>
            <text:p><text:span text:style-name="T3">Consume</text:span></text:p>
          </draw:text-box>
        </draw:frame>
        <draw:frame draw:style-name="gr17" draw:text-style-name="P3" draw:layer="layout" svg:width="2.942cm" svg:height="2.282cm" svg:x="19.597cm" svg:y="1.928cm">
          <draw:image xlink:href="Pictures/1000020100000220000001A67730A894.png" xlink:type="simple" xlink:show="embed" xlink:actuate="onLoad">
            <text:p/>
          </draw:image>
        </draw:frame>
        <draw:frame draw:style-name="gr17" draw:text-style-name="P3" draw:layer="layout" svg:width="2.942cm" svg:height="2.282cm" svg:x="22.897cm" svg:y="1.928cm">
          <draw:image xlink:href="Pictures/1000020100000220000001A67730A894.png" xlink:type="simple" xlink:show="embed" xlink:actuate="onLoad">
            <text:p/>
          </draw:image>
        </draw:frame>
        <draw:frame draw:style-name="gr17" draw:text-style-name="P3" xml:id="id9" draw:id="id9" draw:layer="layout" svg:width="3.783cm" svg:height="2.782cm" svg:x="2.057cm" svg:y="8.48cm">
          <draw:image xlink:href="Pictures/10000201000003F9000002ECE7BAF3D6.png" xlink:type="simple" xlink:show="embed" xlink:actuate="onLoad">
            <text:p/>
          </draw:image>
        </draw:frame>
        <draw:frame draw:style-name="gr17" draw:text-style-name="P3" xml:id="id6" draw:id="id6" draw:layer="layout" svg:width="3.783cm" svg:height="2.782cm" svg:x="2.056cm" svg:y="13.424cm">
          <draw:image xlink:href="Pictures/10000201000003F9000002ECE7BAF3D6.png" xlink:type="simple" xlink:show="embed" xlink:actuate="onLoad">
            <text:p/>
          </draw:image>
        </draw:frame>
        <draw:custom-shape draw:style-name="gr20" draw:text-style-name="P3" draw:layer="layout" svg:width="2.921cm" svg:height="1.778cm" svg:x="19.836cm" svg:y="6.7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3" draw:layer="layout" svg:width="2.921cm" svg:height="1.778cm" svg:x="22.836cm" svg:y="7.6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1" draw:text-style-name="P3" draw:layer="layout" svg:width="2.921cm" svg:height="1.778cm" svg:x="19.936cm" svg:y="8.9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3" draw:layer="layout" svg:width="2.921cm" svg:height="1.778cm" svg:x="19.836cm" svg:y="12.5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3" draw:layer="layout" svg:width="2.921cm" svg:height="1.778cm" svg:x="22.836cm" svg:y="13.4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3" draw:layer="layout" svg:width="2.921cm" svg:height="1.778cm" svg:x="19.936cm" svg:y="14.7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3" draw:text-style-name="P3" draw:layer="layout" svg:x1="22.757cm" svg:y1="0.343cm" svg:x2="22.757cm" svg:y2="5.169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7.94cm" fo:page-height="17.7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ederico Montori</meta:initial-creator>
    <meta:creation-date>2016-04-14T16:30:42.590979978</meta:creation-date>
    <dc:date>2016-05-31T12:13:53.880270647</dc:date>
    <dc:creator>Federico Montori</dc:creator>
    <meta:editing-duration>PT19H49M17S</meta:editing-duration>
    <meta:editing-cycles>6</meta:editing-cycles>
    <meta:generator>LibreOffice/4.4.3.2$Linux_X86_64 LibreOffice_project/40m0$Build-2</meta:generator>
    <meta:document-statistic meta:object-count="50"/>
  </office:meta>
</office:document-meta>
</file>